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2" office:value-type="string" calcext:value-type="string">
            <text:p>2004_1</text:p>
          </table:table-cell>
          <table:table-cell table:style-name="ce12" office:value-type="string" calcext:value-type="string">
            <text:p>2004_2</text:p>
          </table:table-cell>
          <table:table-cell table:style-name="ce12" office:value-type="string" calcext:value-type="string">
            <text:p>2004_3</text:p>
          </table:table-cell>
          <table:table-cell table:style-name="ce12" office:value-type="string" calcext:value-type="string">
            <text:p>2004_4</text:p>
          </table:table-cell>
          <table:table-cell table:style-name="ce12" office:value-type="string" calcext:value-type="string">
            <text:p>2004_5</text:p>
          </table:table-cell>
          <table:table-cell table:style-name="ce12" office:value-type="string" calcext:value-type="string">
            <text:p>2004_6</text:p>
          </table:table-cell>
          <table:table-cell table:style-name="ce12" office:value-type="string" calcext:value-type="string">
            <text:p>2004_7</text:p>
          </table:table-cell>
          <table:table-cell table:style-name="ce12" office:value-type="string" calcext:value-type="string">
            <text:p>2004_8</text:p>
          </table:table-cell>
          <table:table-cell table:style-name="ce12" office:value-type="string" calcext:value-type="string">
            <text:p>2004_9</text:p>
          </table:table-cell>
          <table:table-cell table:style-name="ce12" office:value-type="string" calcext:value-type="string">
            <text:p>2004_10</text:p>
          </table:table-cell>
          <table:table-cell table:style-name="ce12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3" table:formula="of:=AVERAGE([.A2:.A11])" office:value-type="float" office:value="73.3222" calcext:value-type="float">
            <text:p>73,3222</text:p>
          </table:table-cell>
          <table:table-cell table:style-name="ce13" table:formula="of:=AVERAGE([.B2:.B11])" office:value-type="float" office:value="49.45427" calcext:value-type="float">
            <text:p>49,45427</text:p>
          </table:table-cell>
          <table:table-cell table:style-name="ce13" table:formula="of:=AVERAGE([.C2:.C11])" office:value-type="float" office:value="58.7794" calcext:value-type="float">
            <text:p>58,7794</text:p>
          </table:table-cell>
          <table:table-cell table:style-name="ce13" table:formula="of:=AVERAGE([.D2:.D11])" office:value-type="float" office:value="80.71245" calcext:value-type="float">
            <text:p>80,71245</text:p>
          </table:table-cell>
          <table:table-cell table:style-name="ce13" table:formula="of:=AVERAGE([.E2:.E11])" office:value-type="float" office:value="65.2281" calcext:value-type="float">
            <text:p>65,2281</text:p>
          </table:table-cell>
          <table:table-cell table:style-name="ce13" table:formula="of:=AVERAGE([.F2:.F11])" office:value-type="float" office:value="58.9582" calcext:value-type="float">
            <text:p>58,9582</text:p>
          </table:table-cell>
          <table:table-cell table:style-name="ce13" table:formula="of:=AVERAGE([.G2:.G11])" office:value-type="float" office:value="72.2406" calcext:value-type="float">
            <text:p>72,2406</text:p>
          </table:table-cell>
          <table:table-cell table:style-name="ce13" table:formula="of:=AVERAGE([.H2:.H11])" office:value-type="float" office:value="57.5684" calcext:value-type="float">
            <text:p>57,5684</text:p>
          </table:table-cell>
          <table:table-cell table:style-name="ce13" table:formula="of:=AVERAGE([.I2:.I11])" office:value-type="float" office:value="63.0582" calcext:value-type="float">
            <text:p>63,0582</text:p>
          </table:table-cell>
          <table:table-cell table:style-name="ce13" table:formula="of:=AVERAGE([.J2:.J11])" office:value-type="float" office:value="53.3338" calcext:value-type="float">
            <text:p>53,3338</text:p>
          </table:table-cell>
          <table:table-cell table:style-name="ce13" table:number-columns-repeated="16374"/>
        </table:table-row>
      </table:table>
      <table:table table:name="quake_2010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6:03:51.111411050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06T16:04:45.160760951</dc:date>
    <meta:editing-duration>PT17H11M27S</meta:editing-duration>
    <meta:editing-cycles>156</meta:editing-cycles>
    <meta:generator>LibreOffice/25.2.2.2$Linux_X86_64 LibreOffice_project/520$Build-2</meta:generator>
    <meta:document-statistic meta:table-count="3" meta:cell-count="5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08cm" svg:y="3.476cm" style:legend-expansion="high" chart:style-name="ch2"/>
        <chart:plot-area chart:style-name="ch3" svg:x="0.32cm" svg:y="0.18cm" svg:width="13.268cm" svg:height="8.64cm">
          <chart:coordinate-region svg:x="1.051cm" svg:y="0.375cm" svg:width="12.24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